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sistema" style:list-style-name="Numerazione_20_UC"/>
    <style:style style:name="P6" style:family="paragraph" style:parent-style-name="Azione_20_sistema" style:list-style-name="Numerazione_20_UC">
      <style:text-properties fo:font-weight="normal" style:font-weight-asian="normal" style:font-weight-complex="normal"/>
    </style:style>
    <style:style style:name="P7" style:family="paragraph" style:parent-style-name="Azione_20_sistema">
      <style:paragraph-properties fo:margin-left="0.058cm" fo:margin-right="0.028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Modifica di un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utente forum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Table_20_Contents">L'utente forum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7434185" text:style-name="Numerazione_20_UC">
              <text:list-item>
                <text:p text:style-name="Azione_20_attore">L'utente accede al forum (include <text:span text:style-name="T1">Visualizzazione lista argomenti</text:span>)</text:p>
                <text:p text:style-name="P5"/>
              </text:list-item>
              <text:list-item>
                <text:p text:style-name="Azione_20_attore">L'utente ricerca un argomento (include <text:span text:style-name="T1">Ricerca </text:span><text:span text:style-name="T1">argomenti f</text:span><text:span text:style-name="T1">orum</text:span><text:span text:style-name="T2">)</text:span></text:p>
                <text:p text:style-name="P6"/>
              </text:list-item>
              <text:list-item>
                <text:p text:style-name="Azione_20_attore">L'utente richiede di modificare l'argomento</text:p>
                <text:p text:style-name="Azione_20_sistema"/>
              </text:list-item>
              <text:list-item>
                <text:p text:style-name="Azione_20_sistema">Il sistema verifica che sia possibile la modifica e genera la pagina per modificare l'argomento</text:p>
                <text:p text:style-name="Azione_20_attore"/>
              </text:list-item>
              <text:list-item>
                <text:p text:style-name="Azione_20_attore">L'utente modifica l'argomento</text:p>
              </text:list-item>
              <text:list-item>
                <text:p text:style-name="P7">L'utente sottomette il nuovo argomento</text:p>
                <text:p text:style-name="Azione_20_sistema"/>
              </text:list-item>
              <text:list-item>
                <text:p text:style-name="Azione_20_sistema">Il sistema aggiorna le modifiche e genera l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modificato l'argomento e il sistema notifica l'avvenuta modifica</text:p>
            <text:p text:style-name="Table_20_Contents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9T22:17:29.65</meta:creation-date>
    <meta:editing-duration>PT3S</meta:editing-duration>
    <meta:editing-cycles>4</meta:editing-cycles>
    <meta:generator>OpenOffice.org/3.3$Win32 OpenOffice.org_project/330m20$Build-9567</meta:generator>
    <dc:date>2012-10-21T17:30:21.58</dc:date>
    <meta:document-statistic meta:table-count="1" meta:image-count="0" meta:object-count="0" meta:page-count="1" meta:paragraph-count="21" meta:word-count="129" meta:character-count="846"/>
    <dc:creator>Alfonso Piscitelli</dc:creator>
  </office:meta>
</office:document-meta>
</file>